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970" officeooo:paragraph-rsid="00149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knold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00:06:05.520413348</meta:creation-date>
    <dc:date>2021-10-19T00:06:53.454546309</dc:date>
    <meta:editing-duration>PT50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6.4.7.2$Linux_X86_64 LibreOffice_project/40$Build-2</meta:generator>
  </office:meta>
</office:document-meta>
</file>